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_eff</text:p>
          </table:table-cell>
          <table:table-cell office:value-type="string" calcext:value-type="string">
            <text:p>t_pd (mm/ns)</text:p>
          </table:table-cell>
          <table:table-cell/>
          <table:table-cell office:value-type="string" calcext:value-type="string">
            <text:p>max delay (ns)</text:p>
          </table:table-cell>
          <table:table-cell/>
          <table:table-cell office:value-type="string" calcext:value-type="string">
            <text:p>difference between fastest and slowest trace (ps)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0.64*[.A2]+0.36" office:value-type="float" office:value="3.176" calcext:value-type="float">
            <text:p>3.176</text:p>
          </table:table-cell>
          <table:table-cell table:formula="of:= (3*10 ^ 8/[.B2]) / 10^6" office:value-type="float" office:value="94.4584382871537" calcext:value-type="float">
            <text:p>94.4584382871537</text:p>
          </table:table-cell>
          <table:table-cell/>
          <table:table-cell table:formula="of:=MAX([.G5:.G16])" office:value-type="float" office:value="1.205063328" calcext:value-type="float">
            <text:p>1.205063328</text:p>
          </table:table-cell>
          <table:table-cell/>
          <table:table-cell table:formula="of:=(MAX([.G5:.G16])-MIN([.G5:.G16]))*1000" office:value-type="float" office:value="15.9922186666668" calcext:value-type="float">
            <text:p>15.992218666666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ength _MCU</text:p>
          </table:table-cell>
          <table:table-cell office:value-type="string" calcext:value-type="string">
            <text:p>#via MCU</text:p>
          </table:table-cell>
          <table:table-cell office:value-type="string" calcext:value-type="string">
            <text:p>length _PHY</text:p>
          </table:table-cell>
          <table:table-cell office:value-type="string" calcext:value-type="string">
            <text:p>#via PHY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total delay</text:p>
          </table:table-cell>
          <table:table-cell office:value-type="string" calcext:value-type="string">
            <text:p>leng diff to worst</text:p>
          </table:table-cell>
          <table:table-cell office:value-type="string" calcext:value-type="string">
            <text:p>Delaydiff to worst</text:p>
          </table:table-cell>
        </table:table-row>
        <table:table-row table:style-name="ro1">
          <table:table-cell office:value-type="string" calcext:value-type="string">
            <text:p>data0</text:p>
          </table:table-cell>
          <table:table-cell office:value-type="float" office:value="57.4833" calcext:value-type="float">
            <text:p>57.4833</text:p>
          </table:table-cell>
          <table:table-cell office:value-type="float" office:value="2" calcext:value-type="float">
            <text:p>2</text:p>
          </table:table-cell>
          <table:table-cell office:value-type="float" office:value="56.3451" calcext:value-type="float">
            <text:p>56.3451</text:p>
          </table:table-cell>
          <table:table-cell office:value-type="float" office:value="0" calcext:value-type="float">
            <text:p>0</text:p>
          </table:table-cell>
          <table:table-cell table:formula="of:=[.B5]+[.D5]" office:value-type="float" office:value="113.8284" calcext:value-type="float">
            <text:p>113.8284</text:p>
          </table:table-cell>
          <table:table-cell table:formula="of:=[.F5]/[.C$2]" office:value-type="float" office:value="1.205063328" calcext:value-type="float">
            <text:p>1.205063328</text:p>
          </table:table-cell>
          <table:table-cell table:formula="of:=MAX([.F$5:.F$16])-[.F5]" office:value-type="float" office:value="0" calcext:value-type="float">
            <text:p>0</text:p>
          </table:table-cell>
          <table:table-cell table:formula="of:=(MAX([.G$5:.G$16])-[.G5])*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57.2969" calcext:value-type="float">
            <text:p>57.2969</text:p>
          </table:table-cell>
          <table:table-cell office:value-type="float" office:value="2" calcext:value-type="float">
            <text:p>2</text:p>
          </table:table-cell>
          <table:table-cell office:value-type="float" office:value="55.5396" calcext:value-type="float">
            <text:p>55.5396</text:p>
          </table:table-cell>
          <table:table-cell office:value-type="float" office:value="0" calcext:value-type="float">
            <text:p>0</text:p>
          </table:table-cell>
          <table:table-cell table:formula="of:=[.B6]+[.D6]" office:value-type="float" office:value="112.8365" calcext:value-type="float">
            <text:p>112.8365</text:p>
          </table:table-cell>
          <table:table-cell table:formula="of:=[.F6]/[.C$2]" office:value-type="float" office:value="1.19456241333333" calcext:value-type="float">
            <text:p>1.19456241333333</text:p>
          </table:table-cell>
          <table:table-cell table:formula="of:=MAX([.F$5:.F$16])-[.F6]" office:value-type="float" office:value="0.991900000000001" calcext:value-type="float">
            <text:p>0.991900000000001</text:p>
          </table:table-cell>
          <table:table-cell table:formula="of:=(MAX([.G$5:.G$16])-[.G6])*1000" office:value-type="float" office:value="10.5009146666668" calcext:value-type="float">
            <text:p>10.5009146666668</text:p>
          </table:table-cell>
        </table:table-row>
        <table:table-row table:style-name="ro1">
          <table:table-cell office:value-type="string" calcext:value-type="string">
            <text:p>data2</text:p>
          </table:table-cell>
          <table:table-cell office:value-type="float" office:value="58.9805" calcext:value-type="float">
            <text:p>58.9805</text:p>
          </table:table-cell>
          <table:table-cell office:value-type="float" office:value="2" calcext:value-type="float">
            <text:p>2</text:p>
          </table:table-cell>
          <table:table-cell office:value-type="float" office:value="53.3373" calcext:value-type="float">
            <text:p>53.3373</text:p>
          </table:table-cell>
          <table:table-cell office:value-type="float" office:value="0" calcext:value-type="float">
            <text:p>0</text:p>
          </table:table-cell>
          <table:table-cell table:formula="of:=[.B7]+[.D7]" office:value-type="float" office:value="112.3178" calcext:value-type="float">
            <text:p>112.3178</text:p>
          </table:table-cell>
          <table:table-cell table:formula="of:=[.F7]/[.C$2]" office:value-type="float" office:value="1.18907110933333" calcext:value-type="float">
            <text:p>1.18907110933333</text:p>
          </table:table-cell>
          <table:table-cell table:formula="of:=MAX([.F$5:.F$16])-[.F7]" office:value-type="float" office:value="1.5106" calcext:value-type="float">
            <text:p>1.5106</text:p>
          </table:table-cell>
          <table:table-cell table:formula="of:=(MAX([.G$5:.G$16])-[.G7])*1000" office:value-type="float" office:value="15.9922186666668" calcext:value-type="float">
            <text:p>15.9922186666668</text:p>
          </table:table-cell>
        </table:table-row>
        <table:table-row table:style-name="ro1">
          <table:table-cell office:value-type="string" calcext:value-type="string">
            <text:p>data3</text:p>
          </table:table-cell>
          <table:table-cell office:value-type="float" office:value="61.3039" calcext:value-type="float">
            <text:p>61.3039</text:p>
          </table:table-cell>
          <table:table-cell office:value-type="float" office:value="2" calcext:value-type="float">
            <text:p>2</text:p>
          </table:table-cell>
          <table:table-cell office:value-type="float" office:value="52.1277" calcext:value-type="float">
            <text:p>52.1277</text:p>
          </table:table-cell>
          <table:table-cell office:value-type="float" office:value="0" calcext:value-type="float">
            <text:p>0</text:p>
          </table:table-cell>
          <table:table-cell table:formula="of:=[.B8]+[.D8]" office:value-type="float" office:value="113.4316" calcext:value-type="float">
            <text:p>113.4316</text:p>
          </table:table-cell>
          <table:table-cell table:formula="of:=[.F8]/[.C$2]" office:value-type="float" office:value="1.20086253866667" calcext:value-type="float">
            <text:p>1.20086253866667</text:p>
          </table:table-cell>
          <table:table-cell table:formula="of:=MAX([.F$5:.F$16])-[.F8]" office:value-type="float" office:value="0.396799999999999" calcext:value-type="float">
            <text:p>0.396799999999999</text:p>
          </table:table-cell>
          <table:table-cell table:formula="of:=(MAX([.G$5:.G$16])-[.G8])*1000" office:value-type="float" office:value="4.20078933333334" calcext:value-type="float">
            <text:p>4.20078933333334</text:p>
          </table:table-cell>
        </table:table-row>
        <table:table-row table:style-name="ro1">
          <table:table-cell office:value-type="string" calcext:value-type="string">
            <text:p>data4</text:p>
          </table:table-cell>
          <table:table-cell office:value-type="float" office:value="51.9462" calcext:value-type="float">
            <text:p>51.9462</text:p>
          </table:table-cell>
          <table:table-cell office:value-type="float" office:value="2" calcext:value-type="float">
            <text:p>2</text:p>
          </table:table-cell>
          <table:table-cell office:value-type="float" office:value="61.5218" calcext:value-type="float">
            <text:p>61.5218</text:p>
          </table:table-cell>
          <table:table-cell office:value-type="float" office:value="0" calcext:value-type="float">
            <text:p>0</text:p>
          </table:table-cell>
          <table:table-cell table:formula="of:=[.B9]+[.D9]" office:value-type="float" office:value="113.468" calcext:value-type="float">
            <text:p>113.468</text:p>
          </table:table-cell>
          <table:table-cell table:formula="of:=[.F9]/[.C$2]" office:value-type="float" office:value="1.20124789333333" calcext:value-type="float">
            <text:p>1.20124789333333</text:p>
          </table:table-cell>
          <table:table-cell table:formula="of:=MAX([.F$5:.F$16])-[.F9]" office:value-type="float" office:value="0.360400000000013" calcext:value-type="float">
            <text:p>0.360400000000013</text:p>
          </table:table-cell>
          <table:table-cell table:formula="of:=(MAX([.G$5:.G$16])-[.G9])*1000" office:value-type="float" office:value="3.81543466666701" calcext:value-type="float">
            <text:p>3.81543466666701</text:p>
          </table:table-cell>
        </table:table-row>
        <table:table-row table:style-name="ro1">
          <table:table-cell office:value-type="string" calcext:value-type="string">
            <text:p>data5</text:p>
          </table:table-cell>
          <table:table-cell office:value-type="float" office:value="54.216" calcext:value-type="float">
            <text:p>54.216</text:p>
          </table:table-cell>
          <table:table-cell office:value-type="float" office:value="2" calcext:value-type="float">
            <text:p>2</text:p>
          </table:table-cell>
          <table:table-cell office:value-type="float" office:value="58.7469" calcext:value-type="float">
            <text:p>58.7469</text:p>
          </table:table-cell>
          <table:table-cell office:value-type="float" office:value="0" calcext:value-type="float">
            <text:p>0</text:p>
          </table:table-cell>
          <table:table-cell table:formula="of:=[.B10]+[.D10]" office:value-type="float" office:value="112.9629" calcext:value-type="float">
            <text:p>112.9629</text:p>
          </table:table-cell>
          <table:table-cell table:formula="of:=[.F10]/[.C$2]" office:value-type="float" office:value="1.195900568" calcext:value-type="float">
            <text:p>1.195900568</text:p>
          </table:table-cell>
          <table:table-cell table:formula="of:=MAX([.F$5:.F$16])-[.F10]" office:value-type="float" office:value="0.865500000000012" calcext:value-type="float">
            <text:p>0.865500000000012</text:p>
          </table:table-cell>
          <table:table-cell table:formula="of:=(MAX([.G$5:.G$16])-[.G10])*1000" office:value-type="float" office:value="9.16276000000016" calcext:value-type="float">
            <text:p>9.16276000000016</text:p>
          </table:table-cell>
        </table:table-row>
        <table:table-row table:style-name="ro1">
          <table:table-cell office:value-type="string" calcext:value-type="string">
            <text:p>data6</text:p>
          </table:table-cell>
          <table:table-cell office:value-type="float" office:value="59.9055" calcext:value-type="float">
            <text:p>59.9055</text:p>
          </table:table-cell>
          <table:table-cell office:value-type="float" office:value="2" calcext:value-type="float">
            <text:p>2</text:p>
          </table:table-cell>
          <table:table-cell office:value-type="float" office:value="53.762" calcext:value-type="float">
            <text:p>53.762</text:p>
          </table:table-cell>
          <table:table-cell office:value-type="float" office:value="0" calcext:value-type="float">
            <text:p>0</text:p>
          </table:table-cell>
          <table:table-cell table:formula="of:=[.B11]+[.D11]" office:value-type="float" office:value="113.6675" calcext:value-type="float">
            <text:p>113.6675</text:p>
          </table:table-cell>
          <table:table-cell table:formula="of:=[.F11]/[.C$2]" office:value-type="float" office:value="1.20335993333333" calcext:value-type="float">
            <text:p>1.20335993333333</text:p>
          </table:table-cell>
          <table:table-cell table:formula="of:=MAX([.F$5:.F$16])-[.F11]" office:value-type="float" office:value="0.160899999999998" calcext:value-type="float">
            <text:p>0.160899999999998</text:p>
          </table:table-cell>
          <table:table-cell table:formula="of:=(MAX([.G$5:.G$16])-[.G11])*1000" office:value-type="float" office:value="1.70339466666669" calcext:value-type="float">
            <text:p>1.70339466666669</text:p>
          </table:table-cell>
        </table:table-row>
        <table:table-row table:style-name="ro1">
          <table:table-cell office:value-type="string" calcext:value-type="string">
            <text:p>data7</text:p>
          </table:table-cell>
          <table:table-cell office:value-type="float" office:value="55.0081" calcext:value-type="float">
            <text:p>55.0081</text:p>
          </table:table-cell>
          <table:table-cell office:value-type="float" office:value="2" calcext:value-type="float">
            <text:p>2</text:p>
          </table:table-cell>
          <table:table-cell office:value-type="float" office:value="57.8009" calcext:value-type="float">
            <text:p>57.8009</text:p>
          </table:table-cell>
          <table:table-cell office:value-type="float" office:value="0" calcext:value-type="float">
            <text:p>0</text:p>
          </table:table-cell>
          <table:table-cell table:formula="of:=[.B12]+[.D12]" office:value-type="float" office:value="112.809" calcext:value-type="float">
            <text:p>112.809</text:p>
          </table:table-cell>
          <table:table-cell table:formula="of:=[.F12]/[.C$2]" office:value-type="float" office:value="1.19427128" calcext:value-type="float">
            <text:p>1.19427128</text:p>
          </table:table-cell>
          <table:table-cell table:formula="of:=MAX([.F$5:.F$16])-[.F12]" office:value-type="float" office:value="1.0194" calcext:value-type="float">
            <text:p>1.0194</text:p>
          </table:table-cell>
          <table:table-cell table:formula="of:=(MAX([.G$5:.G$16])-[.G12])*1000" office:value-type="float" office:value="10.7920480000001" calcext:value-type="float">
            <text:p>10.7920480000001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51.2364" calcext:value-type="float">
            <text:p>51.2364</text:p>
          </table:table-cell>
          <table:table-cell office:value-type="float" office:value="2" calcext:value-type="float">
            <text:p>2</text:p>
          </table:table-cell>
          <table:table-cell office:value-type="float" office:value="61.2018" calcext:value-type="float">
            <text:p>61.2018</text:p>
          </table:table-cell>
          <table:table-cell office:value-type="float" office:value="0" calcext:value-type="float">
            <text:p>0</text:p>
          </table:table-cell>
          <table:table-cell table:formula="of:=[.B13]+[.D13]" office:value-type="float" office:value="112.4382" calcext:value-type="float">
            <text:p>112.4382</text:p>
          </table:table-cell>
          <table:table-cell table:formula="of:=[.F13]/[.C$2]" office:value-type="float" office:value="1.190345744" calcext:value-type="float">
            <text:p>1.190345744</text:p>
          </table:table-cell>
          <table:table-cell table:formula="of:=MAX([.F$5:.F$16])-[.F13]" office:value-type="float" office:value="1.39020000000001" calcext:value-type="float">
            <text:p>1.39020000000001</text:p>
          </table:table-cell>
          <table:table-cell table:formula="of:=(MAX([.G$5:.G$16])-[.G13])*1000" office:value-type="float" office:value="14.7175840000002" calcext:value-type="float">
            <text:p>14.7175840000002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53.3039" calcext:value-type="float">
            <text:p>53.3039</text:p>
          </table:table-cell>
          <table:table-cell office:value-type="float" office:value="2" calcext:value-type="float">
            <text:p>2</text:p>
          </table:table-cell>
          <table:table-cell office:value-type="float" office:value="59.7445" calcext:value-type="float">
            <text:p>59.7445</text:p>
          </table:table-cell>
          <table:table-cell office:value-type="float" office:value="0" calcext:value-type="float">
            <text:p>0</text:p>
          </table:table-cell>
          <table:table-cell table:formula="of:=[.B14]+[.D14]" office:value-type="float" office:value="113.0484" calcext:value-type="float">
            <text:p>113.0484</text:p>
          </table:table-cell>
          <table:table-cell table:formula="of:=[.F14]/[.C$2]" office:value-type="float" office:value="1.196805728" calcext:value-type="float">
            <text:p>1.196805728</text:p>
          </table:table-cell>
          <table:table-cell table:formula="of:=MAX([.F$5:.F$16])-[.F14]" office:value-type="float" office:value="0.780000000000001" calcext:value-type="float">
            <text:p>0.780000000000001</text:p>
          </table:table-cell>
          <table:table-cell table:formula="of:=(MAX([.G$5:.G$16])-[.G14])*1000" office:value-type="float" office:value="8.25760000000009" calcext:value-type="float">
            <text:p>8.25760000000009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54.6156" calcext:value-type="float">
            <text:p>54.6156</text:p>
          </table:table-cell>
          <table:table-cell office:value-type="float" office:value="2" calcext:value-type="float">
            <text:p>2</text:p>
          </table:table-cell>
          <table:table-cell office:value-type="float" office:value="59.0068" calcext:value-type="float">
            <text:p>59.0068</text:p>
          </table:table-cell>
          <table:table-cell office:value-type="float" office:value="0" calcext:value-type="float">
            <text:p>0</text:p>
          </table:table-cell>
          <table:table-cell table:formula="of:=[.B15]+[.D15]" office:value-type="float" office:value="113.6224" calcext:value-type="float">
            <text:p>113.6224</text:p>
          </table:table-cell>
          <table:table-cell table:formula="of:=[.F15]/[.C$2]" office:value-type="float" office:value="1.20288247466667" calcext:value-type="float">
            <text:p>1.20288247466667</text:p>
          </table:table-cell>
          <table:table-cell table:formula="of:=MAX([.F$5:.F$16])-[.F15]" office:value-type="float" office:value="0.206000000000003" calcext:value-type="float">
            <text:p>0.206000000000003</text:p>
          </table:table-cell>
          <table:table-cell table:formula="of:=(MAX([.G$5:.G$16])-[.G15])*1000" office:value-type="float" office:value="2.1808533333334" calcext:value-type="float">
            <text:p>2.1808533333334</text:p>
          </table:table-cell>
        </table:table-row>
        <table:table-row table:style-name="ro1">
          <table:table-cell office:value-type="string" calcext:value-type="string">
            <text:p>nxt</text:p>
          </table:table-cell>
          <table:table-cell office:value-type="float" office:value="50.0216" calcext:value-type="float">
            <text:p>50.0216</text:p>
          </table:table-cell>
          <table:table-cell office:value-type="float" office:value="2" calcext:value-type="float">
            <text:p>2</text:p>
          </table:table-cell>
          <table:table-cell office:value-type="float" office:value="62.5561" calcext:value-type="float">
            <text:p>62.5561</text:p>
          </table:table-cell>
          <table:table-cell office:value-type="float" office:value="0" calcext:value-type="float">
            <text:p>0</text:p>
          </table:table-cell>
          <table:table-cell table:formula="of:=[.B16]+[.D16]" office:value-type="float" office:value="112.5777" calcext:value-type="float">
            <text:p>112.5777</text:p>
          </table:table-cell>
          <table:table-cell table:formula="of:=[.F16]/[.C$2]" office:value-type="float" office:value="1.191822584" calcext:value-type="float">
            <text:p>1.191822584</text:p>
          </table:table-cell>
          <table:table-cell table:formula="of:=MAX([.F$5:.F$16])-[.F16]" office:value-type="float" office:value="1.25070000000001" calcext:value-type="float">
            <text:p>1.25070000000001</text:p>
          </table:table-cell>
          <table:table-cell table:formula="of:=(MAX([.G$5:.G$16])-[.G16])*1000" office:value-type="float" office:value="13.2407440000002" calcext:value-type="float">
            <text:p>13.240744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4:58:54.652632677</meta:creation-date>
    <dc:date>2024-03-07T17:44:12.262077760</dc:date>
    <meta:editing-duration>PT26M15S</meta:editing-duration>
    <meta:editing-cycles>1</meta:editing-cycles>
    <meta:document-statistic meta:table-count="1" meta:cell-count="127" meta:object-count="0"/>
    <meta:generator>LibreOffice/7.3.7.2$Linux_X86_64 LibreOffice_project/30$Build-2</meta:generator>
  </office:meta>
</office:document-meta>
</file>